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6M16S" calcext:value-type="time">
            <text:p>12:46:16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6M30S" calcext:value-type="time">
            <text:p>12:46:30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6M55S" calcext:value-type="time">
            <text:p>12:46:55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7M17S" calcext:value-type="time">
            <text:p>12:47:17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6M27S" calcext:value-type="time">
            <text:p>12:46:27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6M40S" calcext:value-type="time">
            <text:p>12:46:40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7M01S" calcext:value-type="time">
            <text:p>12:47:01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7M35S" calcext:value-type="time">
            <text:p>12:47:35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6M12S" calcext:value-type="time">
            <text:p>12:46:1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6M13S" calcext:value-type="time">
            <text:p>12:46:1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6M13S" calcext:value-type="time">
            <text:p>12:46:1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6M15S" calcext:value-type="time">
            <text:p>12:46:1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6M20S" calcext:value-type="time">
            <text:p>12:46:2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6M24S" calcext:value-type="time">
            <text:p>12:46:2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time" office:time-value="PT12H46M28S" calcext:value-type="time">
            <text:p>12:46:2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6M29S" calcext:value-type="time">
            <text:p>12:46:2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6M29S" calcext:value-type="time">
            <text:p>12:46:29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6M31S" calcext:value-type="time">
            <text:p>12:46:3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6M39S" calcext:value-type="time">
            <text:p>12:46:39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6M42S" calcext:value-type="time">
            <text:p>12:46:4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6M43S" calcext:value-type="time">
            <text:p>12:46:4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6M48S" calcext:value-type="time">
            <text:p>12:46:4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6M50S" calcext:value-type="time">
            <text:p>12:46:5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6M57S" calcext:value-type="time">
            <text:p>12:46:57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6M59S" calcext:value-type="time">
            <text:p>12:46:5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7M00S" calcext:value-type="time">
            <text:p>12:47:0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7M00S" calcext:value-type="time">
            <text:p>12:47:0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7M00S" calcext:value-type="time">
            <text:p>12:47:0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7M00S" calcext:value-type="time">
            <text:p>12:47:0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7M02S" calcext:value-type="time">
            <text:p>12:47:0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7M02S" calcext:value-type="time">
            <text:p>12:47:0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7M05S" calcext:value-type="time">
            <text:p>12:47:0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7M09S" calcext:value-type="time">
            <text:p>12:47:0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7M14S" calcext:value-type="time">
            <text:p>12:47:1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7M14S" calcext:value-type="time">
            <text:p>12:47:1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7M17S" calcext:value-type="time">
            <text:p>12:47:1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7M18S" calcext:value-type="time">
            <text:p>12:47:1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time" office:time-value="PT12H47M19S" calcext:value-type="time">
            <text:p>12:47:1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7M24S" calcext:value-type="time">
            <text:p>12:47:2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7M26S" calcext:value-type="time">
            <text:p>12:47:2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7M37S" calcext:value-type="time">
            <text:p>12:47:37</text:p>
          </table:table-cell>
          <table:table-cell table:style-name="ce1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6M12S" calcext:value-type="time">
            <text:p>12:46:1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6M15S" calcext:value-type="time">
            <text:p>12:46:1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6M19S" calcext:value-type="time">
            <text:p>12:46:19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6M20S" calcext:value-type="time">
            <text:p>12:46:2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6M22S" calcext:value-type="time">
            <text:p>12:46:2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6M23S" calcext:value-type="time">
            <text:p>12:46:2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6M27S" calcext:value-type="time">
            <text:p>12:46:2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6M29S" calcext:value-type="time">
            <text:p>12:46:2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6M29S" calcext:value-type="time">
            <text:p>12:46:29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6M31S" calcext:value-type="time">
            <text:p>12:46:3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6M35S" calcext:value-type="time">
            <text:p>12:46:3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6M35S" calcext:value-type="time">
            <text:p>12:46:3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6M36S" calcext:value-type="time">
            <text:p>12:46:3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6M38S" calcext:value-type="time">
            <text:p>12:46:3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6M42S" calcext:value-type="time">
            <text:p>12:46:4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6M51S" calcext:value-type="time">
            <text:p>12:46:5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02S" calcext:value-type="time">
            <text:p>12:47:0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04S" calcext:value-type="time">
            <text:p>12:47:0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05S" calcext:value-type="time">
            <text:p>12:47:0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05S" calcext:value-type="time">
            <text:p>12:47:0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07S" calcext:value-type="time">
            <text:p>12:47:0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08S" calcext:value-type="time">
            <text:p>12:47:0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time" office:time-value="PT12H47M14S" calcext:value-type="time">
            <text:p>12:47:1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15S" calcext:value-type="time">
            <text:p>12:47:1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16S" calcext:value-type="time">
            <text:p>12:47:1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18S" calcext:value-type="time">
            <text:p>12:47:1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19S" calcext:value-type="time">
            <text:p>12:47:1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20S" calcext:value-type="time">
            <text:p>12:47:20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22S" calcext:value-type="time">
            <text:p>12:47:2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27S" calcext:value-type="time">
            <text:p>12:47:2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32S" calcext:value-type="time">
            <text:p>12:47:3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35S" calcext:value-type="time">
            <text:p>12:47:3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35S" calcext:value-type="time">
            <text:p>12:47:35</text:p>
          </table:table-cell>
          <table:table-cell table:style-name="ce1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7M38S" calcext:value-type="time">
            <text:p>12:47:38</text:p>
          </table:table-cell>
          <table:table-cell table:style-name="ce1" office:value-type="float" office:value="-77" calcext:value-type="float">
            <text:p>-77</text:p>
          </table:table-cell>
        </table:table-row>
        <table:table-row table:style-name="ro1" table:number-rows-repeated="10">
          <table:table-cell table:style-name="ce8"/>
          <table:table-cell table:style-name="Default" table:number-columns-repeated="2"/>
        </table:table-row>
        <table:table-row table:style-name="ro1">
          <table:table-cell table:style-name="ce8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Sheet1.A2:Sheet1.C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8:26:59.710608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0:08:15.074482376</meta:creation-date>
    <meta:generator>LibreOffice/6.0.7.3$Linux_X86_64 LibreOffice_project/00m0$Build-3</meta:generator>
    <dc:date>2019-12-16T18:28:22.910759508</dc:date>
    <meta:editing-duration>PT8M11S</meta:editing-duration>
    <meta:editing-cycles>10</meta:editing-cycles>
    <meta:document-statistic meta:table-count="1" meta:cell-count="228" meta:object-count="0"/>
  </office:meta>
</office:document-meta>
</file>